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4375in" style:rel-column-width="4283*"/>
    </style:style>
    <style:style style:name="Tabelle1.B" style:family="table-column">
      <style:table-column-properties style:column-width="3.5354in" style:rel-column-width="34617*"/>
    </style:style>
    <style:style style:name="Tabelle1.C" style:family="table-column">
      <style:table-column-properties style:column-width="0.9014in" style:rel-column-width="8825*"/>
    </style:style>
    <style:style style:name="Tabelle1.D" style:family="table-column">
      <style:table-column-properties style:column-width="1.8188in" style:rel-column-width="17810*"/>
    </style:style>
    <style:style style:name="Tabel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99ccff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B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none" fo:border-top="none" fo:border-bottom="0.05pt solid #000000"/>
    </style:style>
    <style:style style:name="Tabel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382in" fo:border-left="0.05pt solid #000000" fo:border-right="none" fo:border-top="none" fo:border-bottom="0.05pt solid #000000"/>
    </style:style>
    <style:style style:name="Tabelle1.B5" style:family="table-cell">
      <style:table-cell-properties fo:padding="0.0382in" fo:border-left="0.05pt solid #000000" fo:border-right="none" fo:border-top="none" fo:border-bottom="0.05pt solid #000000"/>
    </style:style>
    <style:style style:name="Tabelle1.C5" style:family="table-cell">
      <style:table-cell-properties fo:padding="0.0382in" fo:border-left="0.05pt solid #000000" fo:border-right="none" fo:border-top="none" fo:border-bottom="0.05pt solid #000000"/>
    </style:style>
    <style:style style:name="Tabel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382in" fo:border-left="0.05pt solid #000000" fo:border-right="none" fo:border-top="none" fo:border-bottom="0.05pt solid #000000"/>
    </style:style>
    <style:style style:name="Tabelle1.B6" style:family="table-cell">
      <style:table-cell-properties fo:padding="0.0382in" fo:border-left="0.05pt solid #000000" fo:border-right="none" fo:border-top="none" fo:border-bottom="0.05pt solid #000000"/>
    </style:style>
    <style:style style:name="Tabelle1.C6" style:family="table-cell">
      <style:table-cell-properties fo:padding="0.0382in" fo:border-left="0.05pt solid #000000" fo:border-right="none" fo:border-top="none" fo:border-bottom="0.05pt solid #000000"/>
    </style:style>
    <style:style style:name="Tabel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382in" fo:border-left="0.05pt solid #000000" fo:border-right="none" fo:border-top="none" fo:border-bottom="0.05pt solid #000000"/>
    </style:style>
    <style:style style:name="Tabelle1.B7" style:family="table-cell">
      <style:table-cell-properties fo:padding="0.0382in" fo:border-left="0.05pt solid #000000" fo:border-right="none" fo:border-top="none" fo:border-bottom="0.05pt solid #000000"/>
    </style:style>
    <style:style style:name="Tabelle1.C7" style:family="table-cell">
      <style:table-cell-properties fo:padding="0.0382in" fo:border-left="0.05pt solid #000000" fo:border-right="none" fo:border-top="none" fo:border-bottom="0.05pt solid #000000"/>
    </style:style>
    <style:style style:name="Tabel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382in" fo:border-left="0.05pt solid #000000" fo:border-right="none" fo:border-top="none" fo:border-bottom="0.05pt solid #000000"/>
    </style:style>
    <style:style style:name="Tabelle1.B8" style:family="table-cell">
      <style:table-cell-properties fo:padding="0.0382in" fo:border-left="0.05pt solid #000000" fo:border-right="none" fo:border-top="none" fo:border-bottom="0.05pt solid #000000"/>
    </style:style>
    <style:style style:name="Tabelle1.C8" style:family="table-cell">
      <style:table-cell-properties fo:padding="0.0382in" fo:border-left="0.05pt solid #000000" fo:border-right="none" fo:border-top="none" fo:border-bottom="0.05pt solid #000000"/>
    </style:style>
    <style:style style:name="Tabel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382in" fo:border-left="0.05pt solid #000000" fo:border-right="none" fo:border-top="none" fo:border-bottom="0.05pt solid #000000"/>
    </style:style>
    <style:style style:name="Tabelle1.B9" style:family="table-cell">
      <style:table-cell-properties fo:padding="0.0382in" fo:border-left="0.05pt solid #000000" fo:border-right="none" fo:border-top="none" fo:border-bottom="0.05pt solid #000000"/>
    </style:style>
    <style:style style:name="Tabelle1.C9" style:family="table-cell">
      <style:table-cell-properties fo:padding="0.0382in" fo:border-left="0.05pt solid #000000" fo:border-right="none" fo:border-top="none" fo:border-bottom="0.05pt solid #000000"/>
    </style:style>
    <style:style style:name="Tabel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de31f" officeooo:paragraph-rsid="00158453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rsid="000de31f" officeooo:paragraph-rsid="000de31f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e31f" officeooo:paragraph-rsid="000de31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e31f" officeooo:paragraph-rsid="000de31f" style:font-size-asian="17.5pt" style:font-weight-asian="bold" style:font-size-complex="20pt" style:font-weight-complex="bold"/>
    </style:style>
    <style:style style:name="P5" style:family="paragraph" style:parent-style-name="Table_20_Contents">
      <style:text-properties officeooo:rsid="000de31f" officeooo:paragraph-rsid="000de31f"/>
    </style:style>
    <style:style style:name="P6" style:family="paragraph" style:parent-style-name="Table_20_Contents">
      <style:text-properties style:font-name="Courier 10 Pitch" fo:font-size="10pt" officeooo:rsid="000de31f" officeooo:paragraph-rsid="000de31f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0de31f" officeooo:paragraph-rsid="000ef073" style:font-size-asian="10pt" style:font-size-complex="10pt"/>
    </style:style>
    <style:style style:name="P8" style:family="paragraph" style:parent-style-name="Table_20_Contents">
      <style:text-properties officeooo:rsid="000ef073" officeooo:paragraph-rsid="000ef073"/>
    </style:style>
    <style:style style:name="P9" style:family="paragraph" style:parent-style-name="Table_20_Contents">
      <style:text-properties officeooo:rsid="000ef073" officeooo:paragraph-rsid="00139856"/>
    </style:style>
    <style:style style:name="P10" style:family="paragraph" style:parent-style-name="Table_20_Contents">
      <style:text-properties officeooo:rsid="0011cb4e" officeooo:paragraph-rsid="0011cb4e"/>
    </style:style>
    <style:style style:name="P11" style:family="paragraph" style:parent-style-name="Table_20_Contents">
      <style:text-properties officeooo:rsid="00139856" officeooo:paragraph-rsid="00139856"/>
    </style:style>
    <style:style style:name="P12" style:family="paragraph" style:parent-style-name="Table_20_Contents">
      <style:text-properties officeooo:rsid="00158453" officeooo:paragraph-rsid="00158453"/>
    </style:style>
    <style:style style:name="P13" style:family="paragraph" style:parent-style-name="Table_20_Contents">
      <style:text-properties fo:color="#0000ff" style:font-name="Courier 10 Pitch" fo:font-size="8pt" officeooo:rsid="00158453" officeooo:paragraph-rsid="00158453" style:font-size-asian="8pt" style:font-size-complex="8pt"/>
    </style:style>
    <style:style style:name="P14" style:family="paragraph" style:parent-style-name="Table_20_Contents">
      <style:text-properties fo:color="#0000ff" style:font-name="Courier 10 Pitch" fo:font-size="8pt" officeooo:rsid="000ef073" officeooo:paragraph-rsid="00158453" style:font-size-asian="8pt" style:font-size-complex="8pt"/>
    </style:style>
    <style:style style:name="P15" style:family="paragraph" style:parent-style-name="Table_20_Contents">
      <style:text-properties fo:font-weight="bold" officeooo:rsid="000de31f" officeooo:paragraph-rsid="000de31f" style:font-weight-asian="bold" style:font-weight-complex="bold"/>
    </style:style>
    <style:style style:name="P16" style:family="paragraph" style:parent-style-name="Table_20_Contents">
      <style:text-properties style:use-window-font-color="true" style:font-name="Liberation Serif" fo:font-size="12pt" officeooo:rsid="00158453" officeooo:paragraph-rsid="00158453" style:font-size-asian="12pt" style:font-size-complex="12pt"/>
    </style:style>
    <style:style style:name="P17" style:family="paragraph" style:parent-style-name="Table_20_Contents">
      <style:text-properties style:use-window-font-color="true" style:font-name="Liberation Serif" fo:font-size="12pt" officeooo:rsid="001610c2" officeooo:paragraph-rsid="001610c2" style:font-size-asian="12pt" style:font-size-complex="12pt"/>
    </style:style>
    <style:style style:name="P18" style:family="paragraph" style:parent-style-name="Table_20_Contents">
      <style:text-properties officeooo:rsid="00161923" officeooo:paragraph-rsid="00161923"/>
    </style:style>
    <style:style style:name="P19" style:family="paragraph" style:parent-style-name="Table_20_Contents">
      <style:text-properties fo:color="#ff3333" officeooo:rsid="00139856" officeooo:paragraph-rsid="00139856"/>
    </style:style>
    <style:style style:name="P20" style:family="paragraph" style:parent-style-name="Table_20_Contents">
      <style:text-properties fo:color="#669900" fo:font-weight="bold" officeooo:rsid="0011cb4e" officeooo:paragraph-rsid="0011cb4e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669900" fo:font-weight="bold" officeooo:rsid="00161923" officeooo:paragraph-rsid="00161923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669900" fo:font-weight="bold" officeooo:rsid="00161923" officeooo:paragraph-rsid="0018d7f5" style:font-weight-asian="bold" style:font-weight-complex="bold"/>
    </style:style>
    <style:style style:name="P23" style:family="paragraph" style:parent-style-name="Table_20_Contents">
      <style:text-properties fo:color="#669900" fo:font-weight="bold" officeooo:rsid="00139856" officeooo:paragraph-rsid="00139856" style:font-weight-asian="bold" style:font-weight-complex="bold"/>
    </style:style>
    <style:style style:name="P24" style:family="paragraph" style:parent-style-name="Table_20_Contents">
      <style:text-properties officeooo:rsid="001a23b7" officeooo:paragraph-rsid="001a23b7"/>
    </style:style>
    <style:style style:name="P25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rsid="0011cb4e" officeooo:paragraph-rsid="0011cb4e"/>
    </style:style>
    <style:style style:name="P26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officeooo:rsid="000de31f" officeooo:paragraph-rsid="000de31f"/>
    </style:style>
    <style:style style:name="P27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officeooo:rsid="0011cb4e" officeooo:paragraph-rsid="0011cb4e" style:font-weight-asian="bold" style:font-weight-complex="bold"/>
    </style:style>
    <style:style style:name="P28" style:family="paragraph" style:parent-style-name="Table_20_Heading">
      <style:text-properties officeooo:rsid="000de31f" officeooo:paragraph-rsid="000de31f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bold" officeooo:rsid="000de31f" officeooo:paragraph-rsid="00161923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bold" officeooo:rsid="000de31f" officeooo:paragraph-rsid="000de31f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officeooo:rsid="000de31f" officeooo:paragraph-rsid="000de31f"/>
    </style:style>
    <style:style style:name="T1" style:family="text">
      <style:text-properties officeooo:rsid="00158453"/>
    </style:style>
    <style:style style:name="T2" style:family="text">
      <style:text-properties style:text-underline-style="none" officeooo:rsid="00158453"/>
    </style:style>
    <style:style style:name="T3" style:family="text">
      <style:text-properties fo:font-size="14pt" style:text-underline-style="none" officeooo:rsid="00158453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8453" style:font-weight-asian="bold" style:font-weight-complex="bold"/>
    </style:style>
    <style:style style:name="T6" style:family="text">
      <style:text-properties officeooo:rsid="000ef073"/>
    </style:style>
    <style:style style:name="T7" style:family="text">
      <style:text-properties officeooo:rsid="0011cb4e"/>
    </style:style>
    <style:style style:name="T8" style:family="text">
      <style:text-properties officeooo:rsid="00161923"/>
    </style:style>
    <style:style style:name="T9" style:family="text">
      <style:text-properties officeooo:rsid="0018d7f5"/>
    </style:style>
    <style:style style:name="T10" style:family="text">
      <style:text-properties fo:color="#669900" fo:font-weight="bold" style:font-weight-asian="bold" style:font-weight-complex="bold"/>
    </style:style>
    <style:style style:name="T11" style:family="text">
      <style:text-properties officeooo:rsid="001cb3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riorities by Eisenhower principal … <text:span text:style-name="T8">(„importance over urgency“)</text:span></text:p>
      <text:p text:style-name="P3"/>
      <text:list xml:id="list6682399296317133367" text:style-name="L1">
        <text:list-item>
          <text:p text:style-name="P29">A - Leads to target – and is critical or overdue – <text:span text:style-name="T8">no other 'first' except other A!</text:span></text:p>
        </text:list-item>
        <text:list-item>
          <text:p text:style-name="P29">B - Leads to target … thus highest importance after A</text:p>
        </text:list-item>
        <text:list-item text:start-value="1">
          <text:p text:style-name="P30">C – No A, No B then C</text:p>
        </text:list-item>
        <text:list-item>
          <text:p text:style-name="P30">X – Don't care</text:p>
          <text:p text:style-name="P31"/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8">Prio</text:p>
            </table:table-cell>
            <table:table-cell table:style-name="Tabelle1.A1" office:value-type="string">
              <text:p text:style-name="P28">Task <text:span text:style-name="T7">&amp; Doing</text:span></text:p>
            </table:table-cell>
            <table:table-cell table:style-name="Tabelle1.A1" office:value-type="string">
              <text:p text:style-name="P28">Target date</text:p>
            </table:table-cell>
            <table:table-cell table:style-name="Tabelle1.D1" office:value-type="string">
              <text:p text:style-name="P28">State</text:p>
            </table:table-cell>
          </table:table-row>
        </table:table-header-rows>
        <table:table-row>
          <table:table-cell table:style-name="Tabelle1.A2" office:value-type="string">
            <text:p text:style-name="P10">A</text:p>
          </table:table-cell>
          <table:table-cell table:style-name="Tabelle1.B2" office:value-type="string">
            <text:p text:style-name="P10">Start on last official release 1.6.1a1 and work in patches by Rildo Pragana for TCL/TK-8.5</text:p>
            <text:p text:style-name="P25">When working with 8.5 put fixes for 8.6 on top.</text:p>
            <text:p text:style-name="P11">Fixed. Everything works fine with standard widget sets.</text:p>
            <text:p text:style-name="P11"/>
            <text:p text:style-name="P11">BLT &amp; Iwidgets hidden in dir. OLDstuff</text:p>
            <text:p text:style-name="P11"/>
          </table:table-cell>
          <table:table-cell table:style-name="Tabelle1.C2" office:value-type="string">
            <text:p text:style-name="P10">Feb.2016</text:p>
          </table:table-cell>
          <table:table-cell table:style-name="Tabelle1.D2" office:value-type="string">
            <text:p text:style-name="P20">Done</text:p>
            <text:p text:style-name="P10">Put on GitHub</text:p>
            <text:p text:style-name="P10"/>
            <text:p text:style-name="P21">[PL0001]</text:p>
          </table:table-cell>
        </table:table-row>
        <table:table-row>
          <table:table-cell table:style-name="Tabelle1.A8" office:value-type="string">
            <text:p text:style-name="P10">A</text:p>
          </table:table-cell>
          <table:table-cell table:style-name="Tabelle1.B3" office:value-type="string">
            <text:p text:style-name="P27">Fix quirks with Mclistbox („... dont have a '-state' option ...“)</text:p>
            <text:p text:style-name="P10">Replaced with latest Mclistbox code from Github</text:p>
            <text:p text:style-name="P10"/>
          </table:table-cell>
          <table:table-cell table:style-name="Tabelle1.C3" office:value-type="string">
            <text:p text:style-name="P10">Feb. 2016</text:p>
          </table:table-cell>
          <table:table-cell table:style-name="Tabelle1.D3" office:value-type="string">
            <text:p text:style-name="P10">Fixed</text:p>
            <text:p text:style-name="P23"><text:span text:style-name="T9">D</text:span>one</text:p>
            <text:p text:style-name="P21">[PL0002]</text:p>
            <text:p text:style-name="P22">[PL0003]</text:p>
          </table:table-cell>
        </table:table-row>
        <table:table-row>
          <table:table-cell table:style-name="Tabelle1.A8" office:value-type="string">
            <text:p text:style-name="P10">A</text:p>
          </table:table-cell>
          <table:table-cell table:style-name="Tabelle1.B4" office:value-type="string">
            <text:p text:style-name="P10">Include 'tablelist' and make it internal</text:p>
          </table:table-cell>
          <table:table-cell table:style-name="Tabelle1.C4" office:value-type="string">
            <text:p text:style-name="P10">Feb. 2016</text:p>
          </table:table-cell>
          <table:table-cell table:style-name="Tabelle1.D4" office:value-type="string">
            <text:p text:style-name="P20">Done</text:p>
            <text:p text:style-name="P22">[PL000<text:span text:style-name="T9">4</text:span>]</text:p>
          </table:table-cell>
        </table:table-row>
        <table:table-row>
          <table:table-cell table:style-name="Tabelle1.A8" office:value-type="string">
            <text:p text:style-name="P5">A</text:p>
          </table:table-cell>
          <table:table-cell table:style-name="Tabelle1.B5" office:value-type="string">
            <text:p text:style-name="P26">Replace Bwidgets in version 1.3.1 by newer version (available 1.9.9.)</text:p>
            <text:p text:style-name="P9">Attempted, but needs wider work. Lot of modules …</text:p>
            <text:p text:style-name="P9"/>
          </table:table-cell>
          <table:table-cell table:style-name="Tabelle1.C5" office:value-type="string">
            <text:p text:style-name="P5">Feb. 2016</text:p>
          </table:table-cell>
          <table:table-cell table:style-name="Tabelle1.D5" office:value-type="string">
            <text:p text:style-name="P19"><text:span text:style-name="T9">O</text:span>ngoing</text:p>
          </table:table-cell>
        </table:table-row>
        <table:table-row>
          <table:table-cell table:style-name="Tabelle1.A8" office:value-type="string">
            <text:p text:style-name="P5">A</text:p>
          </table:table-cell>
          <table:table-cell table:style-name="Tabelle1.B6" office:value-type="string">
            <text:p text:style-name="P26">Bring <text:span text:style-name="T6">Iw</text:span>idgets back to work</text:p>
            <text:p text:style-name="P9">Works if Itcl &amp; ITK is present. But some widgets crash vTcl on project reload (Radiobox &amp; Buttonbox). Needs to contact Iwidget developers</text:p>
            <text:p text:style-name="P12"><text:span text:style-name="T6">D</text:span>isabled them …</text:p>
            <text:p text:style-name="P13">mv radiobox.wgt radiobox.wgt-disabled</text:p>
            <text:p text:style-name="P13"><text:span text:style-name="T6">mv </text:span>buttonbox<text:span text:style-name="T6">.wgt </text:span>buttonbox<text:span text:style-name="T6">.wgt-disabled</text:span></text:p>
            <text:p text:style-name="P14"/>
            <text:p text:style-name="P16"><text:span text:style-name="T6">N</text:span>eed to check all others as well.</text:p>
            <text:p text:style-name="P17">And … iwidgets 4.1 provides many more that are not yet wrapped by a .wgt file … lots' o'work ...</text:p>
          </table:table-cell>
          <table:table-cell table:style-name="Tabelle1.C6" office:value-type="string">
            <text:p text:style-name="P5">Feb. 2016</text:p>
          </table:table-cell>
          <table:table-cell table:style-name="Tabelle1.D6" office:value-type="string">
            <text:p text:style-name="P19">Ongoing</text:p>
          </table:table-cell>
        </table:table-row>
        <table:table-row>
          <table:table-cell table:style-name="Tabelle1.A8" office:value-type="string">
            <text:p text:style-name="P5">B</text:p>
          </table:table-cell>
          <table:table-cell table:style-name="Tabelle1.B7" office:value-type="string">
            <text:p text:style-name="P5">Better <text:span text:style-name="T8">v</text:span>ersioning concept</text:p>
            <text:p text:style-name="P5"><text:s text:c="4"/><text:span text:style-name="T4"><text:s/>M.R.mm.pppp</text:span></text:p>
            <text:p text:style-name="P15"/>
            <text:p text:style-name="P6"><text:span text:style-name="T4">M</text:span><text:span text:style-name="T5">M</text:span> <text:s text:c="2"/>- Master version <text:span text:style-name="T6">(1-2 digits)</text:span></text:p>
            <text:p text:style-name="P6"><text:span text:style-name="T4">R</text:span><text:span text:style-name="T5">R</text:span> <text:s text:c="2"/>- <text:span text:style-name="T6">R</text:span>el<text:span text:style-name="T6">e</text:span>ase <text:span text:style-name="T6">(1-2 digits)</text:span></text:p>
            <text:p text:style-name="P7"><text:span text:style-name="T4">mm</text:span> <text:s text:c="2"/>- Maint<text:span text:style-name="T1">enance</text:span> Release <text:span text:style-name="T6">(1-2 digits)</text:span></text:p>
            <text:p text:style-name="P7"><text:soft-page-break/><text:span text:style-name="T4">pppp</text:span> - Patchlevel <text:span text:style-name="T6">(1..4 digits)</text:span></text:p>
            <text:p text:style-name="P7">(if <text:span text:style-name="T6">present and resp. not 0 → GitHub version not for official delivery</text:span></text:p>
          </table:table-cell>
          <table:table-cell table:style-name="Tabelle1.C7" office:value-type="string">
            <text:p text:style-name="P8">Feb. 2016</text:p>
          </table:table-cell>
          <table:table-cell table:style-name="Tabelle1.D7" office:value-type="string">
            <text:p text:style-name="P8">Started, 2016-02-20</text:p>
            <text:p text:style-name="P18"><text:span text:style-name="T10">Done</text:span>, 2015-02-22/<text:span text:style-name="T9">hph</text:span></text:p>
            <text:p text:style-name="P8"/>
            <text:p text:style-name="P21">[PL0005]</text:p>
          </table:table-cell>
        </table:table-row>
        <table:table-row>
          <table:table-cell table:style-name="Tabelle1.A8" office:value-type="string">
            <text:p text:style-name="P24">C</text:p>
          </table:table-cell>
          <table:table-cell table:style-name="Tabelle1.B8" office:value-type="string">
            <text:p text:style-name="P24">Replace all .gifs by .png graphics</text:p>
          </table:table-cell>
          <table:table-cell table:style-name="Tabelle1.C8" office:value-type="string">
            <text:p text:style-name="P24">Mar. 2016</text:p>
          </table:table-cell>
          <table:table-cell table:style-name="Tabelle1.D8" office:value-type="string">
            <text:p text:style-name="P24">Not started</text:p>
          </table:table-cell>
        </table:table-row>
        <table:table-row>
          <table:table-cell table:style-name="Tabelle1.A9" office:value-type="string">
            <text:p text:style-name="Table_20_Contents"/>
          </table:table-cell>
          <table:table-cell table:style-name="Tabelle1.B9" office:value-type="string">
            <text:p text:style-name="Table_20_Contents"/>
          </table:table-cell>
          <table:table-cell table:style-name="Tabelle1.C9" office:value-type="string">
            <text:p text:style-name="Table_20_Contents"/>
          </table:table-cell>
          <table:table-cell table:style-name="Tabelle1.D9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de31f" officeooo:paragraph-rsid="00158453" style:font-size-asian="32pt" style:font-weight-asian="bold" style:font-size-complex="32pt" style:font-weight-complex="bold"/>
    </style:style>
    <style:style style:name="MT1" style:family="text">
      <style:text-properties officeooo:rsid="001cb3c4"/>
    </style:style>
    <style:style style:name="MT2" style:family="text">
      <style:text-properties style:text-underline-style="none" officeooo:rsid="00158453"/>
    </style:style>
    <style:style style:name="MT3" style:family="text">
      <style:text-properties fo:font-size="14pt" style:text-underline-style="none" officeooo:rsid="00158453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oDos<text:tab/><text:tab/><text:span text:style-name="MT1">vTcl 8.6.x</text:span><text:span text:style-name="MT2"><text:tab/><text:tab/></text:span><text:span text:style-name="MT3">Page </text:span><text:span text:style-name="MT3"><text:page-number text:select-page="current">2</text:page-number></text:span><text:span text:style-name="MT3"> of </text:span><text:span text:style-name="MT3"><text:page-count>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Peter Heidinger</meta:initial-creator>
    <meta:creation-date>2016-02-21T21:18:36.035136499</meta:creation-date>
    <dc:date>2016-02-29T19:59:07.971429971</dc:date>
    <dc:creator>root </dc:creator>
    <meta:editing-duration>PT1H15M10S</meta:editing-duration>
    <meta:editing-cycles>12</meta:editing-cycles>
    <meta:generator>LibreOffice/5.0.5.2$Linux_X86_64 LibreOffice_project/00$Build-2</meta:generator>
    <meta:document-statistic meta:table-count="1" meta:image-count="0" meta:object-count="0" meta:page-count="2" meta:paragraph-count="64" meta:word-count="296" meta:character-count="1665" meta:non-whitespace-character-count="1420"/>
  </office:meta>
</office:document-meta>
</file>